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6" style:family="graphic" style:parent-style-name="objectwithoutfill">
      <style:graphic-properties draw:marker-end="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4.2cm" svg:height="1.195cm" svg:x="3.7cm" svg:y="3.4cm">
          <draw:text-box>
            <text:p text:style-name="P1">Lançamento do site</text:p>
          </draw:text-box>
        </draw:frame>
        <draw:frame draw:style-name="gr2" draw:text-style-name="P4" draw:layer="layout" svg:width="19cm" svg:height="0.962cm" svg:x="1cm" svg:y="6.5cm">
          <draw:text-box>
            <text:p text:style-name="P3">Escolher o domínio(nome do site) </text:p>
          </draw:text-box>
        </draw:frame>
        <draw:frame draw:style-name="gr3" draw:text-style-name="P5" draw:layer="layout" svg:width="19cm" svg:height="1.073cm" svg:x="1cm" svg:y="7.727cm">
          <draw:text-box>
            <text:p text:style-name="P3">Selecionar a hospedagem(lugar onde o site fica online)</text:p>
          </draw:text-box>
        </draw:frame>
        <draw:frame draw:style-name="gr4" draw:text-style-name="P4" draw:layer="layout" svg:width="19cm" svg:height="1.1cm" svg:x="1cm" svg:y="9.9cm">
          <draw:text-box>
            <text:p text:style-name="P3">Carregamento do sistema(configurações)</text:p>
          </draw:text-box>
        </draw:frame>
        <draw:frame draw:style-name="gr5" draw:text-style-name="P4" draw:layer="layout" svg:width="19cm" svg:height="0.973cm" svg:x="1cm" svg:y="8.827cm">
          <draw:text-box>
            <text:p text:style-name="P3">Modelagem da pagina(visual)</text:p>
          </draw:text-box>
        </draw:frame>
        <draw:line draw:style-name="gr6" draw:text-style-name="P6" draw:layer="measurelines" svg:x1="1.2cm" svg:y1="12.2cm" svg:x2="20.2cm" svg:y2="12.2cm">
          <text:p/>
        </draw:line>
        <draw:frame draw:style-name="gr1" draw:text-style-name="P8" draw:layer="measurelines" svg:width="19cm" svg:height="1.195cm" svg:x="1cm" svg:y="13.405cm">
          <draw:text-box>
            <text:p text:style-name="P7"><text:span text:style-name="T1">Informações de configuração</text:span></text:p>
          </draw:text-box>
        </draw:frame>
        <draw:frame draw:style-name="gr2" draw:text-style-name="P4" draw:layer="measurelines" svg:width="19cm" svg:height="0.962cm" svg:x="1cm" svg:y="15.738cm">
          <draw:text-box>
            <text:p text:style-name="P3">Pré-cadastrar os produtores no sistema</text:p>
          </draw:text-box>
        </draw:frame>
        <draw:frame draw:style-name="gr2" draw:text-style-name="P4" draw:layer="measurelines" svg:width="19cm" svg:height="0.962cm" svg:x="1cm" svg:y="16.838cm">
          <draw:text-box>
            <text:p text:style-name="P3">Disponibilizar as informações online</text:p>
          </draw:text-box>
        </draw:frame>
        <draw:frame draw:style-name="gr2" draw:text-style-name="P4" draw:layer="measurelines" svg:width="19cm" svg:height="0.962cm" svg:x="1cm" svg:y="17.941cm">
          <draw:text-box>
            <text:p text:style-name="P3">Permitir cadastro de consumidores</text:p>
          </draw:text-box>
        </draw:frame>
        <draw:frame draw:style-name="gr2" draw:text-style-name="P4" draw:layer="measurelines" svg:width="19cm" svg:height="0.962cm" svg:x="1cm" svg:y="19.038cm">
          <draw:text-box>
            <text:p text:style-name="P3">Liberar a compra de queijo</text:p>
          </draw:text-box>
        </draw:frame>
        <draw:line draw:style-name="gr6" draw:text-style-name="P6" draw:layer="measurelines" svg:x1="1cm" svg:y1="21.4cm" svg:x2="20cm" svg:y2="21.4cm">
          <text:p/>
        </draw:line>
        <draw:frame draw:style-name="gr7" draw:text-style-name="P8" draw:layer="measurelines" svg:width="18.8cm" svg:height="1.195cm" svg:x="1.2cm" svg:y="22.6cm">
          <draw:text-box>
            <text:p text:style-name="P7"><text:span text:style-name="T1">Requisitos</text:span></text:p>
          </draw:text-box>
        </draw:frame>
        <draw:frame draw:style-name="gr2" draw:text-style-name="P4" draw:layer="measurelines" svg:width="19.1cm" svg:height="0.962cm" svg:x="0.9cm" svg:y="24.538cm">
          <draw:text-box>
            <text:p text:style-name="P3">Sistema de cadastro de produtores e consumidores</text:p>
          </draw:text-box>
        </draw:frame>
        <draw:frame draw:style-name="gr2" draw:text-style-name="P4" draw:layer="measurelines" svg:width="19.1cm" svg:height="0.962cm" svg:x="0.9cm" svg:y="25.438cm">
          <draw:text-box>
            <text:p text:style-name="P3">Sistema de vendas</text:p>
          </draw:text-box>
        </draw:frame>
        <draw:frame draw:style-name="gr2" draw:text-style-name="P4" draw:layer="measurelines" svg:width="19cm" svg:height="0.962cm" svg:x="1cm" svg:y="26.367cm">
          <draw:text-box>
            <text:p text:style-name="P3">Implementar ferramenta de transport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03:52.668799992</meta:creation-date>
    <dc:date>2021-01-20T11:31:24.133829353</dc:date>
    <meta:editing-duration>PT6M50S</meta:editing-duration>
    <meta:editing-cycles>1</meta:editing-cycles>
    <meta:document-statistic meta:object-count="16"/>
    <meta:generator>LibreOffice/6.4.6.2$Linux_X86_64 LibreOffice_project/40$Build-2</meta:generator>
  </office:meta>
</office:document-meta>
</file>